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1ead" officeooo:paragraph-rsid="001a1ead"/>
    </style:style>
    <style:style style:name="P2" style:family="paragraph" style:parent-style-name="Standard">
      <style:text-properties officeooo:rsid="001fc595" officeooo:paragraph-rsid="001a1ead"/>
    </style:style>
    <style:style style:name="P3" style:family="paragraph" style:parent-style-name="Standard" style:list-style-name="L1">
      <style:text-properties officeooo:rsid="001fc595" officeooo:paragraph-rsid="001fc595"/>
    </style:style>
    <style:style style:name="P4" style:family="paragraph" style:parent-style-name="Standard" style:list-style-name="L1">
      <style:text-properties officeooo:rsid="00276f85" officeooo:paragraph-rsid="00276f85"/>
    </style:style>
    <style:style style:name="P5" style:family="paragraph" style:parent-style-name="Standard" style:list-style-name="L1">
      <style:text-properties officeooo:rsid="001ebe56" officeooo:paragraph-rsid="001ebe56"/>
    </style:style>
    <style:style style:name="P6" style:family="paragraph" style:parent-style-name="Standard" style:list-style-name="L1">
      <style:text-properties officeooo:rsid="001ebe56" officeooo:paragraph-rsid="001fc595"/>
    </style:style>
    <style:style style:name="P7" style:family="paragraph" style:parent-style-name="Standard" style:list-style-name="L1">
      <style:text-properties officeooo:rsid="001fda65" officeooo:paragraph-rsid="001fda65"/>
    </style:style>
    <style:style style:name="P8" style:family="paragraph" style:parent-style-name="Standard" style:list-style-name="L1">
      <style:text-properties officeooo:rsid="0029fc8e" officeooo:paragraph-rsid="0029fc8e"/>
    </style:style>
    <style:style style:name="T1" style:family="text">
      <style:text-properties officeooo:rsid="001fc595"/>
    </style:style>
    <style:style style:name="T2" style:family="text">
      <style:text-properties officeooo:rsid="0023edd3"/>
    </style:style>
    <style:style style:name="T3" style:family="text">
      <style:text-properties officeooo:rsid="002495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ções gerais relativos a cada projeto</text:p>
      <text:p text:style-name="P2"/>
      <text:list xml:id="list6201708594984662133" text:style-name="L1">
        <text:list-item>
          <text:p text:style-name="P3">Atividades de Análise</text:p>
          <text:list>
            <text:list-item>
              <text:p text:style-name="P4">Analisar o documento de descrição do estudo de caso identificando quais são os requisitos funcionais, não funcionais e regras de negócio constantes destes documento.</text:p>
            </text:list-item>
            <text:list-item>
              <text:p text:style-name="P4">A partir dos requisitos identificar quais são as classes envolvidas, quais são os atributos e as operações.</text:p>
              <text:list>
                <text:list-item>
                  <text:p text:style-name="P4">Criar um artefato denominado matriz de análise para:</text:p>
                  <text:list>
                    <text:list-item>
                      <text:p text:style-name="P4">Para cada requisito, identificar quais dos conceitos acima estão envolvidos (classes, atributos ou operações).</text:p>
                    </text:list-item>
                  </text:list>
                </text:list-item>
              </text:list>
            </text:list-item>
            <text:list-item>
              <text:p text:style-name="P4">Associar os atributos às suas respectivas classes.</text:p>
            </text:list-item>
            <text:list-item>
              <text:p text:style-name="P5"><text:bookmark-start text:name="__DdeLink__80_2010915804"/>Desenvolver o modelo de casos de uso<text:bookmark-end text:name="__DdeLink__80_2010915804"/>.</text:p>
              <text:list>
                <text:list-item>
                  <text:p text:style-name="P4">Um modelo de caso de uso contém:</text:p>
                  <text:list>
                    <text:list-item>
                      <text:p text:style-name="P4">O diagrama de casos de uso</text:p>
                    </text:list-item>
                    <text:list-item>
                      <text:p text:style-name="P4">A descrição de cada caso de uso, que deve ser feita, conforme consta do arquivo “modeloDescricaoCasoUso”.</text:p>
                    </text:list-item>
                  </text:list>
                </text:list-item>
                <text:list-item>
                  <text:p text:style-name="P6">Diagramas devem ser gerados utilizando a ferramenta UML “astah”;</text:p>
                </text:list-item>
                <text:list-item>
                  <text:p text:style-name="P6">Criar o diagrama constando as classes necessárias para o desenvolvimento do projeto, contendo seus atributos e a respectiva documentação.</text:p>
                </text:list-item>
                <text:list-item>
                  <text:p text:style-name="P8">Documentar cada uma das classes definidas com seus respectivos atributos.</text:p>
                </text:list-item>
              </text:list>
            </text:list-item>
          </text:list>
        </text:list-item>
        <text:list-item>
          <text:p text:style-name="P3">Atividades de projeto</text:p>
          <text:list>
            <text:list-item>
              <text:p text:style-name="P3"><text:bookmark-start text:name="__DdeLink__82_2010915804"/>Refinar o diagrama de classes, adicionando-lhe as operações de cada classe, com seus respectivos tipos de retorno e parâmetros de entrada;<text:bookmark-end text:name="__DdeLink__82_2010915804"/></text:p>
            </text:list-item>
            <text:list-item>
              <text:p text:style-name="P8">Atualizar a documentação das classes para contemplar a adição das operações;</text:p>
            </text:list-item>
            <text:list-item>
              <text:p text:style-name="P3"><text:bookmark-start text:name="__DdeLink__84_2010915804"/>Gerar um diagrama de sequencia para <text:span text:style-name="T3">os</text:span> caso<text:span text:style-name="T3">s</text:span> de uso <text:span text:style-name="T3">mais complexos</text:span>, detalhando seu fluxo.<text:bookmark-end text:name="__DdeLink__84_2010915804"/></text:p>
            </text:list-item>
            <text:list-item>
              <text:p text:style-name="P3"><text:bookmark-start text:name="__DdeLink__86_2010915804"/>Gerar um diagrama de atividades para as operações mais complexas das classes <text:bookmark-end text:name="__DdeLink__86_2010915804"/>(normalmente operações de negócio).</text:p>
            </text:list-item>
            <text:list-item>
              <text:p text:style-name="P3"><text:bookmark-start text:name="__DdeLink__88_2010915804"/>Gerar um diagrama de transição de estados para modelar os estados das entidades que possuam tal natureza;<text:bookmark-end text:name="__DdeLink__88_2010915804"/></text:p>
            </text:list-item>
            <text:list-item>
              <text:p text:style-name="P3"><text:bookmark-start text:name="__DdeLink__90_2010915804"/>Desenvolver protótipos para todas as telas do sistema.<text:bookmark-end text:name="__DdeLink__90_2010915804"/> Sugiro a utilização da ferramenta: Balsamiq Mockups, que pode ser obtida em <text:a xlink:type="simple" xlink:href="https://balsamiq.com/download/" text:style-name="Internet_20_link" text:visited-style-name="Visited_20_Internet_20_Link">https://balsamiq.com/download/</text:a>. Pode-se usar a que acharem melhor, o que preciso avaliar é a imagem de cada tela.</text:p>
            </text:list-item>
            <text:list-item>
              <text:p text:style-name="P3"><text:bookmark-start text:name="__DdeLink__92_2010915804"/>Desenvolver o modelo de dados<text:bookmark-end text:name="__DdeLink__92_2010915804"/> utilizando a ferramentas MYSQL Workbench. Comitar no repositório o DER correspondente.</text:p>
            </text:list-item>
            <text:list-item>
              <text:p text:style-name="P7">Definir um projeto de testes para o sistema:</text:p>
              <text:list>
                <text:list-item>
                  <text:p text:style-name="P7">Para cada funcionalidade, definir um conjunto de casos de teste, constando os valores de entrada e os respectivos resultados esperados.</text:p>
                </text:list-item>
              </text:list>
            </text:list-item>
          </text:list>
        </text:list-item>
        <text:list-item>
          <text:p text:style-name="P7">Atividades de Gerenciamento de projeto:</text:p>
          <text:list>
            <text:list-item>
              <text:p text:style-name="P7">Definir um cronograma para estas atividades, pode-se usar uma planilha eletrônica ou pode usar a ferramenta openProj.</text:p>
            </text:list-item>
            <text:list-item>
              <text:p text:style-name="P7">Definir neste cronograma a data de início e final de cada tarefa, a ordem de dependência entre as tarefas e o(s) responsável(eis) por sua execução.</text:p>
            </text:list-item>
            <text:list-item>
              <text:p text:style-name="P7">Disponibilizar este cronograma até o dia <text:span text:style-name="T2">20</text:span>/<text:span text:style-name="T2">05</text:span>/201<text:span text:style-name="T2">6</text:span> no repositório do projet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5-12-06T15:58:40.368087250</meta:creation-date>
    <dc:date>2016-06-10T15:52:09.447214849</dc:date>
    <meta:editing-duration>PT1H2M12S</meta:editing-duration>
    <meta:editing-cycles>15</meta:editing-cycles>
    <meta:generator>LibreOffice/5.1.3.2$Linux_X86_64 LibreOffice_project/10m0$Build-2</meta:generator>
    <meta:document-statistic meta:table-count="0" meta:image-count="0" meta:object-count="0" meta:page-count="1" meta:paragraph-count="28" meta:word-count="402" meta:character-count="2603" meta:non-whitespace-character-count="2256"/>
  </office:meta>
</office:document-meta>
</file>